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8mm"/>
    </style:style>
    <style:style style:name="co2" style:family="table-column">
      <style:table-column-properties fo:break-before="auto" style:column-width="38.98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10.6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38.49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105.78mm"/>
    </style:style>
    <style:style style:name="ro1" style:family="table-row">
      <style:table-row-properties style:row-height="96.3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7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fo:border="0.06pt solid #000000" style:rotation-angle="60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ccff66" fo:border="0.06pt solid #000000" style:rotation-angle="60"/>
    </style:style>
    <style:style style:name="ce7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3">
      <style:table-cell-properties fo:border="0.06pt solid #000000" style:rotation-angle="60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2" style:family="table-cell" style:parent-style-name="Default" style:data-style-name="N3"/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cff66"/>
    </style:style>
    <style:style style:name="ce16" style:family="table-cell" style:parent-style-name="Default">
      <style:table-cell-properties style:rotation-angle="60"/>
    </style:style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default-cell-style-name="ce12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UT1-AE1F. Prueba teórico-práctica. Calificación final </text:p>
          </table:table-cell>
          <table:table-cell table:style-name="ce3" office:value-type="string" calcext:value-type="string">
            <text:p>UT1-AE2F. Prueba práctica. Calificación final </text:p>
          </table:table-cell>
          <table:table-cell table:style-name="ce3" office:value-type="string" calcext:value-type="string">
            <text:p>UT2-AEF1. Prueba teórica. Calificación final </text:p>
          </table:table-cell>
          <table:table-cell table:style-name="ce3" office:value-type="string" calcext:value-type="string">
            <text:p>UT2-AEF2. Prueba práctica. Calificación final </text:p>
          </table:table-cell>
          <table:table-cell table:style-name="ce3" office:value-type="string" calcext:value-type="string">
            <text:p>UT3-AE2. Prueba teórica. Servicios de acceso remoto </text:p>
          </table:table-cell>
          <table:table-cell table:style-name="ce3" office:value-type="string" calcext:value-type="string">
            <text:p>UT3-AEF1. Servicios acceso remoto. Parte práctica. Calificación definitiva </text:p>
          </table:table-cell>
          <table:table-cell table:style-name="ce6" office:value-type="string" calcext:value-type="string">
            <text:p>pruebas eval 1 </text:p>
          </table:table-cell>
          <table:table-cell table:style-name="ce1" office:value-type="string" calcext:value-type="string">
            <text:p>N Prácticas entregadas</text:p>
          </table:table-cell>
          <table:table-cell table:style-name="ce9" office:value-type="string" calcext:value-type="string">
            <text:p>% Prácticas entregadas</text:p>
          </table:table-cell>
          <table:table-cell table:style-name="ce6" office:value-type="string" calcext:value-type="string">
            <text:p>tareas eval 1 </text:p>
          </table:table-cell>
          <table:table-cell table:style-name="ce6" office:value-type="string" calcext:value-type="string">
            <text:p>act participacion eval 1 </text:p>
          </table:table-cell>
          <table:table-cell table:style-name="ce3" office:value-type="string" calcext:value-type="string">
            <text:p>Calificación 1 eval 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4" office:value-type="float" office:value="4.2" calcext:value-type="float">
            <text:p>4,2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4.9" calcext:value-type="float">
            <text:p>4,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4.59" calcext:value-type="float">
            <text:p>4,59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5.95" calcext:value-type="float">
            <text:p>5,9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([.J2]/18)*100" office:value-type="float" office:value="83.3333333333333" calcext:value-type="float">
            <text:p>83</text:p>
          </table:table-cell>
          <table:table-cell table:style-name="ce7" office:value-type="float" office:value="7.05" calcext:value-type="float">
            <text:p>7,05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float" office:value="6.66" calcext:value-type="float">
            <text:p>6,66</text:p>
          </table:table-cell>
          <table:table-cell table:style-name="ce13" office:value-type="float" office:value="6" calcext:value-type="float">
            <text:p>6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5.74" calcext:value-type="float">
            <text:p>5,74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7.31" calcext:value-type="float">
            <text:p>7,31</text:p>
          </table:table-cell>
          <table:table-cell table:style-name="ce8" office:value-type="float" office:value="18" calcext:value-type="float">
            <text:p>18</text:p>
          </table:table-cell>
          <table:table-cell table:style-name="ce10" table:formula="of:=([.J3]/18)*100" office:value-type="float" office:value="100" calcext:value-type="float">
            <text:p>100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8.28" calcext:value-type="float">
            <text:p>8,28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5" office:value-type="float" office:value="6.25" calcext:value-type="float">
            <text:p>6,25</text:p>
          </table:table-cell>
          <table:table-cell table:style-name="ce5" office:value-type="float" office:value="7.5" calcext:value-type="float">
            <text:p>7,5</text:p>
          </table:table-cell>
          <table:table-cell table:style-name="ce4" office:value-type="float" office:value="4.9" calcext:value-type="float">
            <text:p>4,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19" calcext:value-type="float">
            <text:p>5,19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6.47" calcext:value-type="float">
            <text:p>6,47</text:p>
          </table:table-cell>
          <table:table-cell table:style-name="ce8" office:value-type="float" office:value="12" calcext:value-type="float">
            <text:p>12</text:p>
          </table:table-cell>
          <table:table-cell table:style-name="ce11" table:formula="of:=([.J4]/18)*100" office:value-type="float" office:value="66.6666666666667" calcext:value-type="float">
            <text:p>67</text:p>
          </table:table-cell>
          <table:table-cell table:style-name="ce7" office:value-type="float" office:value="6.01" calcext:value-type="float">
            <text:p>6,01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6.57" calcext:value-type="float">
            <text:p>6,57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string" calcext:value-type="string">
            <text:p>PTE entrega de tareas</text:p>
          </table:table-cell>
        </table:table-row>
        <table:table-row table:style-name="ro2"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Elvira Bolzoni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9.41" calcext:value-type="float">
            <text:p>9,41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7.93" calcext:value-type="float">
            <text:p>7,93</text:p>
          </table:table-cell>
          <table:table-cell table:style-name="ce8" office:value-type="float" office:value="17" calcext:value-type="float">
            <text:p>17</text:p>
          </table:table-cell>
          <table:table-cell table:style-name="ce10" table:formula="of:=([.J5]/18)*100" office:value-type="float" office:value="94.4444444444444" calcext:value-type="float">
            <text:p>94</text:p>
          </table:table-cell>
          <table:table-cell table:style-name="ce7" office:value-type="float" office:value="8.31" calcext:value-type="float">
            <text:p>8,31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8.12" calcext:value-type="float">
            <text:p>8,12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31" calcext:value-type="float">
            <text:p>7,31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8.49" calcext:value-type="float">
            <text:p>8,49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([.J6]/18)*100" office:value-type="float" office:value="83.3333333333333" calcext:value-type="float">
            <text:p>83</text:p>
          </table:table-cell>
          <table:table-cell table:style-name="ce7" office:value-type="float" office:value="8.62" calcext:value-type="float">
            <text:p>8,62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8.45" calcext:value-type="float">
            <text:p>8,45</text:p>
          </table:table-cell>
          <table:table-cell table:style-name="ce13" office:value-type="string" calcext:value-type="string">
            <text:p>8-9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4" office:value-type="float" office:value="4.2" calcext:value-type="float">
            <text:p>4,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74" calcext:value-type="float">
            <text:p>5,74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6.34" calcext:value-type="float">
            <text:p>6,34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([.J7]/18)*100" office:value-type="float" office:value="83.3333333333333" calcext:value-type="float">
            <text:p>83</text:p>
          </table:table-cell>
          <table:table-cell table:style-name="ce7" office:value-type="float" office:value="7.32" calcext:value-type="float">
            <text:p>7,32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7.12" calcext:value-type="float">
            <text:p>7,12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3.33" calcext:value-type="float">
            <text:p>3,3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5.84" calcext:value-type="float">
            <text:p>5,84</text:p>
          </table:table-cell>
          <table:table-cell table:style-name="ce8" office:value-type="float" office:value="16" calcext:value-type="float">
            <text:p>16</text:p>
          </table:table-cell>
          <table:table-cell table:style-name="ce10" table:formula="of:=([.J8]/18)*100" office:value-type="float" office:value="88.8888888888889" calcext:value-type="float">
            <text:p>8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7.44" calcext:value-type="float">
            <text:p>7,44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5" office:value-type="float" office:value="5.2" calcext:value-type="float">
            <text:p>5,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5" calcext:value-type="float">
            <text:p>5,5</text:p>
          </table:table-cell>
          <table:table-cell table:style-name="ce4" office:value-type="float" office:value="3.06" calcext:value-type="float">
            <text:p>3,06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4.96" calcext:value-type="float">
            <text:p>4,96</text:p>
          </table:table-cell>
          <table:table-cell table:style-name="ce8" office:value-type="float" office:value="11" calcext:value-type="float">
            <text:p>11</text:p>
          </table:table-cell>
          <table:table-cell table:style-name="ce11" table:formula="of:=([.J9]/18)*100" office:value-type="float" office:value="61.1111111111111" calcext:value-type="float">
            <text:p>61</text:p>
          </table:table-cell>
          <table:table-cell table:style-name="ce7" office:value-type="float" office:value="5.44" calcext:value-type="float">
            <text:p>5,44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5.98" calcext:value-type="float">
            <text:p>5,98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string" calcext:value-type="string">
            <text:p>PTE entrega de tareas</text:p>
          </table:table-cell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.4" calcext:value-type="float">
            <text:p>4,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96" calcext:value-type="float">
            <text:p>2,9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.56" calcext:value-type="float">
            <text:p>2,5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([.J10]/18)*100" office:value-type="float" office:value="38.8888888888889" calcext:value-type="float">
            <text:p>39</text:p>
          </table:table-cell>
          <table:table-cell table:style-name="ce7" office:value-type="float" office:value="3.32" calcext:value-type="float">
            <text:p>3,32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3.59" calcext:value-type="float">
            <text:p>3,59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string" calcext:value-type="string">
            <text:p>PTE entrega de tareas y recuperaciones de UT1, UT2 y UT3</text:p>
          </table:table-cell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4" office:value-type="float" office:value="4.72" calcext:value-type="float">
            <text:p>4,72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4.7" calcext:value-type="float">
            <text:p>4,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81" calcext:value-type="float">
            <text:p>4,8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5.21" calcext:value-type="float">
            <text:p>5,21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([.J11]/18)*100" office:value-type="float" office:value="83.3333333333333" calcext:value-type="float">
            <text:p>83</text:p>
          </table:table-cell>
          <table:table-cell table:style-name="ce7" office:value-type="float" office:value="7.74" calcext:value-type="float">
            <text:p>7,74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float" office:value="6.71" calcext:value-type="float">
            <text:p>6,71</text:p>
          </table:table-cell>
          <table:table-cell table:style-name="ce13" office:value-type="float" office:value="6" calcext:value-type="float">
            <text:p>6</text:p>
          </table:table-cell>
          <table:table-cell table:style-name="ce2" office:value-type="string" calcext:value-type="string">
            <text:p>Muy justo en las pruebas teóricas. No se las prepara</text:p>
          </table:table-cell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5.56" calcext:value-type="float">
            <text:p>5,56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8.24" calcext:value-type="float">
            <text:p>8,24</text:p>
          </table:table-cell>
          <table:table-cell table:style-name="ce8" office:value-type="float" office:value="18" calcext:value-type="float">
            <text:p>18</text:p>
          </table:table-cell>
          <table:table-cell table:style-name="ce10" table:formula="of:=([.J12]/18)*100" office:value-type="float" office:value="100" calcext:value-type="float">
            <text:p>100</text:p>
          </table:table-cell>
          <table:table-cell table:style-name="ce7" office:value-type="float" office:value="8.97" calcext:value-type="float">
            <text:p>8,97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8.92" calcext:value-type="float">
            <text:p>8,92</text:p>
          </table:table-cell>
          <table:table-cell table:style-name="ce13" office:value-type="float" office:value="9" calcext:value-type="float">
            <text:p>9</text:p>
          </table:table-cell>
          <table:table-cell table:style-name="ce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lificacione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8" table:number-columns-repeated="2" table:default-cell-style-name="ce14"/>
        <table:table-column table:style-name="co8" table:number-columns-repeated="4" table:default-cell-style-name="Default"/>
        <table:table-column table:style-name="co8" table:number-columns-repeated="2" table:default-cell-style-name="ce14"/>
        <table:table-column table:style-name="co8" table:default-cell-style-name="Default"/>
        <table:table-column table:style-name="co8" table:default-cell-style-name="ce14"/>
        <table:table-column table:style-name="co8" table:number-columns-repeated="2" table:default-cell-style-name="Default"/>
        <table:table-column table:style-name="co8" table:default-cell-style-name="ce14"/>
        <table:table-column table:style-name="co8" table:default-cell-style-name="ce15"/>
        <table:table-column table:style-name="co8" table:number-columns-repeated="22" table:default-cell-style-name="Default"/>
        <table:table-column table:style-name="co8" table:default-cell-style-name="ce15"/>
        <table:table-column table:style-name="co8" table:default-cell-style-name="Default"/>
        <table:table-column table:style-name="co8" table:default-cell-style-name="ce15"/>
        <table:table-column table:style-name="co8" table:default-cell-style-name="ce14"/>
        <table:table-column table:style-name="co5" table:default-cell-style-name="Default"/>
        <table:table-column table:style-name="co9" table:default-cell-style-name="Default"/>
        <table:table-column table:style-name="co5" table:number-columns-repeated="970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Prueba teórico-práctica de la unidad (DHCP) </text:p>
          </table:table-cell>
          <table:table-cell table:style-name="ce1" office:value-type="string" calcext:value-type="string">
            <text:p>UT1-AE2. DHCP. Prueba práctica </text:p>
          </table:table-cell>
          <table:table-cell table:style-name="ce1" office:value-type="string" calcext:value-type="string">
            <text:p>UT1-AER1 Prueba teórico-práctica (DHCP). Recuperación </text:p>
          </table:table-cell>
          <table:table-cell table:style-name="ce1" office:value-type="string" calcext:value-type="string">
            <text:p>UT1-AER2 Prueba teórico-práctica (DHCP). Recuperación 2 </text:p>
          </table:table-cell>
          <table:table-cell table:style-name="ce1" office:value-type="string" calcext:value-type="string">
            <text:p>UT1-AER2 Prueba práctica. Recuperación </text:p>
          </table:table-cell>
          <table:table-cell table:style-name="ce3" office:value-type="string" calcext:value-type="string">
            <text:p>UT1-AE1F. Prueba teórico-práctica. Calificación final </text:p>
          </table:table-cell>
          <table:table-cell table:style-name="ce3" office:value-type="string" calcext:value-type="string">
            <text:p>UT1-AE2F. Prueba práctica. Calificación final </text:p>
          </table:table-cell>
          <table:table-cell table:style-name="ce1" office:value-type="string" calcext:value-type="string">
            <text:p>UT2-AE1. DNS. Prueba teórica </text:p>
          </table:table-cell>
          <table:table-cell table:style-name="ce1" office:value-type="string" calcext:value-type="string">
            <text:p>UT2-AE2. DNS. Prueba práctica </text:p>
          </table:table-cell>
          <table:table-cell table:style-name="ce1" office:value-type="string" calcext:value-type="string">
            <text:p>UT2-AER1. Recuperación. DNS. Prueba teórica de la unidad </text:p>
          </table:table-cell>
          <table:table-cell table:style-name="ce1" office:value-type="string" calcext:value-type="string">
            <text:p>UT2-AER2. Prueba práctica. Recuperación. DNS </text:p>
          </table:table-cell>
          <table:table-cell table:style-name="ce3" office:value-type="string" calcext:value-type="string">
            <text:p>UT2-AEF1. Prueba teórica. Calificación final </text:p>
          </table:table-cell>
          <table:table-cell table:style-name="ce3" office:value-type="string" calcext:value-type="string">
            <text:p>UT2-AEF2. Prueba práctica. Calificación final </text:p>
          </table:table-cell>
          <table:table-cell table:style-name="ce1" office:value-type="string" calcext:value-type="string">
            <text:p>UT3-AE1. Acceso servicios remotos en casa </text:p>
          </table:table-cell>
          <table:table-cell table:style-name="ce3" office:value-type="string" calcext:value-type="string">
            <text:p>UT3-AE2. Prueba teórica. Servicios de acceso remoto </text:p>
          </table:table-cell>
          <table:table-cell table:style-name="ce1" office:value-type="string" calcext:value-type="string">
            <text:p>UT3-AE1. Prueba práctica. Servicios de acceso remoto </text:p>
          </table:table-cell>
          <table:table-cell table:style-name="ce1" office:value-type="string" calcext:value-type="string">
            <text:p>UT3-AER1. Recuperación. Prueba práctica. Servicios de acceso remoto </text:p>
          </table:table-cell>
          <table:table-cell table:style-name="ce3" office:value-type="string" calcext:value-type="string">
            <text:p>UT3-AEF1. Servicios acceso remoto. Parte práctica. Calificación definitiva </text:p>
          </table:table-cell>
          <table:table-cell table:style-name="ce6" office:value-type="string" calcext:value-type="string">
            <text:p>pruebas eval 1 </text:p>
          </table:table-cell>
          <table:table-cell table:style-name="ce1" office:value-type="string" calcext:value-type="string">
            <text:p>UT0-A1. Administración remota con ssh y wget </text:p>
          </table:table-cell>
          <table:table-cell table:style-name="ce1" office:value-type="string" calcext:value-type="string">
            <text:p>UT0-A2. Repaso de redes </text:p>
          </table:table-cell>
          <table:table-cell table:style-name="ce1" office:value-type="string" calcext:value-type="string">
            <text:p>UT0-A3. Herramienta dig </text:p>
          </table:table-cell>
          <table:table-cell table:style-name="ce1" office:value-type="string" calcext:value-type="string">
            <text:p>UT1-A1. Características de DHCP </text:p>
          </table:table-cell>
          <table:table-cell table:style-name="ce1" office:value-type="string" calcext:value-type="string">
            <text:p>UT1-A2. Servidor DHCP en Linux </text:p>
          </table:table-cell>
          <table:table-cell table:style-name="ce1" office:value-type="string" calcext:value-type="string">
            <text:p>UT1-A3 Configuración de Ubuntu como enrutador y NAT </text:p>
          </table:table-cell>
          <table:table-cell table:style-name="ce1" office:value-type="string" calcext:value-type="string">
            <text:p>UT1-A4 Servidor de DHCP en Windows Server </text:p>
          </table:table-cell>
          <table:table-cell table:style-name="ce1" office:value-type="string" calcext:value-type="string">
            <text:p>UT1-A5 Configuración de Windows Server como enrutador </text:p>
          </table:table-cell>
          <table:table-cell table:style-name="ce1" office:value-type="string" calcext:value-type="string">
            <text:p>UT2-A1. Características del servicio DNS </text:p>
          </table:table-cell>
          <table:table-cell table:style-name="ce1" office:value-type="string" calcext:value-type="string">
            <text:p>UT2-A2 Servidor de DNS en linux </text:p>
          </table:table-cell>
          <table:table-cell table:style-name="ce1" office:value-type="string" calcext:value-type="string">
            <text:p>UT2-A3 Delegacion de autoridad DNS en Linux </text:p>
          </table:table-cell>
          <table:table-cell table:style-name="ce1" office:value-type="string" calcext:value-type="string">
            <text:p>UT2-A4 Servidor de DNS en Windows Server </text:p>
          </table:table-cell>
          <table:table-cell table:style-name="ce1" office:value-type="string" calcext:value-type="string">
            <text:p>UT2-A5 Delegacion de autoridad DNS de Windows a Linux </text:p>
          </table:table-cell>
          <table:table-cell table:style-name="ce1" office:value-type="string" calcext:value-type="string">
            <text:p>UT2-A6. Configuración de servidor de DNS secundario en Linux </text:p>
          </table:table-cell>
          <table:table-cell table:style-name="ce1" office:value-type="string" calcext:value-type="string">
            <text:p>UT3-A2. Preguntas sobre acceso remoto </text:p>
          </table:table-cell>
          <table:table-cell table:style-name="ce1" office:value-type="string" calcext:value-type="string">
            <text:p>UT3-A3. Túneles SSH </text:p>
          </table:table-cell>
          <table:table-cell table:style-name="ce1" office:value-type="string" calcext:value-type="string">
            <text:p>UT3-A4. Práctica. Acceso seguro SSH sin contraseña </text:p>
          </table:table-cell>
          <table:table-cell table:style-name="ce1" office:value-type="string" calcext:value-type="string">
            <text:p>UT3-A5. Escritorio remoto con X2GO </text:p>
          </table:table-cell>
          <table:table-cell table:style-name="ce1" office:value-type="string" calcext:value-type="string">
            <text:p>UT3-AC1. Netcat </text:p>
          </table:table-cell>
          <table:table-cell table:style-name="ce1" office:value-type="string" calcext:value-type="string">
            <text:p>UT3-AC2. Acceso remoto centralizado </text:p>
          </table:table-cell>
          <table:table-cell table:style-name="ce1" office:value-type="string" calcext:value-type="string">
            <text:p>N Prácticas entregadas</text:p>
          </table:table-cell>
          <table:table-cell table:style-name="ce1" office:value-type="string" calcext:value-type="string">
            <text:p>% Prácticas entregadas</text:p>
          </table:table-cell>
          <table:table-cell table:style-name="ce6" office:value-type="string" calcext:value-type="string">
            <text:p>tareas eval 1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6" office:value-type="string" calcext:value-type="string">
            <text:p>act participacion eval 1 </text:p>
          </table:table-cell>
          <table:table-cell table:style-name="ce3" office:value-type="string" calcext:value-type="string">
            <text:p>Calificación 1 eval </text:p>
          </table:table-cell>
          <table:table-cell table:style-name="ce1" table:number-columns-repeated="2"/>
          <table:table-cell table:style-name="ce16" table:number-columns-repeated="970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8" office:value-type="float" office:value="2.6" calcext:value-type="float">
            <text:p>2,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.23" calcext:value-type="float">
            <text:p>4,23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4.2" calcext:value-type="float">
            <text:p>4,2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4.92" calcext:value-type="float">
            <text:p>4,9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4.9" calcext:value-type="float">
            <text:p>4,9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4.59" calcext:value-type="float">
            <text:p>4,5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5.95" calcext:value-type="float">
            <text:p>5,9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.5" calcext:value-type="float">
            <text:p>6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([.AP2]/18)*100" office:value-type="float" office:value="83.3333333333333" calcext:value-type="float">
            <text:p>83,3333333333</text:p>
          </table:table-cell>
          <table:table-cell table:style-name="ce7" office:value-type="float" office:value="7.05" calcext:value-type="float">
            <text:p>7,05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float" office:value="6.66" calcext:value-type="float">
            <text:p>6,66</text:p>
          </table:table-cell>
          <table:table-cell table:style-name="ce13" office:value-type="float" office:value="6" calcext:value-type="float">
            <text:p>6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8" office:value-type="float" office:value="5.03" calcext:value-type="float">
            <text:p>5,0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7.58" calcext:value-type="float">
            <text:p>7,58</text:p>
          </table:table-cell>
          <table:table-cell table:style-name="ce8" office:value-type="float" office:value="6.5" calcext:value-type="float">
            <text:p>6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6.5" calcext:value-type="float">
            <text:p>6,5</text:p>
          </table:table-cell>
          <table:table-cell table:style-name="ce8" office:value-type="float" office:value="10" calcext:value-type="float">
            <text:p>10</text:p>
          </table:table-cell>
          <table:table-cell table:style-name="ce5" office:value-type="float" office:value="5.74" calcext:value-type="float">
            <text:p>5,7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7.31" calcext:value-type="float">
            <text:p>7,3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([.AP3]/18)*100" office:value-type="float" office:value="100" calcext:value-type="float">
            <text:p>100</text:p>
          </table:table-cell>
          <table:table-cell table:style-name="ce7" office:value-type="float" office:value="8.72" calcext:value-type="float">
            <text:p>8,72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8.28" calcext:value-type="float">
            <text:p>8,28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8" office:value-type="float" office:value="6.25" calcext:value-type="float">
            <text:p>6,25</text:p>
          </table:table-cell>
          <table:table-cell table:style-name="ce8" office:value-type="float" office:value="7.5" calcext:value-type="float">
            <text:p>7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6.25" calcext:value-type="float">
            <text:p>6,25</text:p>
          </table:table-cell>
          <table:table-cell table:style-name="ce5" office:value-type="float" office:value="7.5" calcext:value-type="float">
            <text:p>7,5</text:p>
          </table:table-cell>
          <table:table-cell table:style-name="ce8" office:value-type="float" office:value="4.85" calcext:value-type="float">
            <text:p>4,8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4" office:value-type="float" office:value="4.9" calcext:value-type="float">
            <text:p>4,9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5" office:value-type="float" office:value="5.19" calcext:value-type="float">
            <text:p>5,1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6.47" calcext:value-type="float">
            <text:p>6,4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([.AP4]/18)*100" office:value-type="float" office:value="66.6666666666667" calcext:value-type="float">
            <text:p>66,6666666667</text:p>
          </table:table-cell>
          <table:table-cell table:style-name="ce7" office:value-type="float" office:value="6.01" calcext:value-type="float">
            <text:p>6,01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6.57" calcext:value-type="float">
            <text:p>6,57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string" calcext:value-type="string">
            <text:p>PTE entrega de tarea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Elvira Bolzoni</text:p>
          </table:table-cell>
          <table:table-cell table:style-name="ce8" office:value-type="float" office:value="6.58" calcext:value-type="float">
            <text:p>6,5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9.11" calcext:value-type="float">
            <text:p>9,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5" calcext:value-type="float">
            <text:p>7,5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6.5" calcext:value-type="float">
            <text:p>6,5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9.41" calcext:value-type="float">
            <text:p>9,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7.93" calcext:value-type="float">
            <text:p>7,9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([.AP5]/18)*100" office:value-type="float" office:value="94.4444444444444" calcext:value-type="float">
            <text:p>94,4444444444</text:p>
          </table:table-cell>
          <table:table-cell table:style-name="ce7" office:value-type="float" office:value="8.31" calcext:value-type="float">
            <text:p>8,31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8.12" calcext:value-type="float">
            <text:p>8,12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8" office:value-type="float" office:value="7.29" calcext:value-type="float">
            <text:p>7,2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8.33" calcext:value-type="float">
            <text:p>8,3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5" office:value-type="float" office:value="7.31" calcext:value-type="float">
            <text:p>7,3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8.49" calcext:value-type="float">
            <text:p>8,4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([.AP6]/18)*100" office:value-type="float" office:value="83.3333333333333" calcext:value-type="float">
            <text:p>83,3333333333</text:p>
          </table:table-cell>
          <table:table-cell table:style-name="ce7" office:value-type="float" office:value="8.62" calcext:value-type="float">
            <text:p>8,62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8.45" calcext:value-type="float">
            <text:p>8,45</text:p>
          </table:table-cell>
          <table:table-cell table:style-name="ce13" office:value-type="string" calcext:value-type="string">
            <text:p>8-9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.78" calcext:value-type="float">
            <text:p>3,78</text:p>
          </table:table-cell>
          <table:table-cell table:style-name="ce8" office:value-type="float" office:value="4.23" calcext:value-type="float">
            <text:p>4,23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4.2" calcext:value-type="float">
            <text:p>4,2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6.14" calcext:value-type="float">
            <text:p>6,1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5.74" calcext:value-type="float">
            <text:p>5,7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6.34" calcext:value-type="float">
            <text:p>6,3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([.AP7]/18)*100" office:value-type="float" office:value="83.3333333333333" calcext:value-type="float">
            <text:p>83,3333333333</text:p>
          </table:table-cell>
          <table:table-cell table:style-name="ce7" office:value-type="float" office:value="7.32" calcext:value-type="float">
            <text:p>7,32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7.12" calcext:value-type="float">
            <text:p>7,12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17" calcext:value-type="float">
            <text:p>4,17</text:p>
          </table:table-cell>
          <table:table-cell table:style-name="ce8" office:value-type="float" office:value="6.77" calcext:value-type="float">
            <text:p>6,77</text:p>
          </table:table-cell>
          <table:table-cell table:style-name="ce8" office:value-type="float" office:value="8.5" calcext:value-type="float">
            <text:p>8,5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8.5" calcext:value-type="float">
            <text:p>8,5</text:p>
          </table:table-cell>
          <table:table-cell table:style-name="ce8" office:value-type="float" office:value="5.35" calcext:value-type="float">
            <text:p>5,3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3.33" calcext:value-type="float">
            <text:p>3,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5.84" calcext:value-type="float">
            <text:p>5,8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([.AP8]/18)*100" office:value-type="float" office:value="88.8888888888889" calcext:value-type="float">
            <text:p>88,888888888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7.44" calcext:value-type="float">
            <text:p>7,44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.17" calcext:value-type="float">
            <text:p>5,1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5.2" calcext:value-type="float">
            <text:p>5,2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7.01" calcext:value-type="float">
            <text:p>7,01</text:p>
          </table:table-cell>
          <table:table-cell table:style-name="ce8" office:value-type="float" office:value="5.5" calcext:value-type="float">
            <text:p>5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5" calcext:value-type="float">
            <text:p>5,5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3.06" calcext:value-type="float">
            <text:p>3,0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4.96" calcext:value-type="float">
            <text:p>4,9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([.AP9]/18)*100" office:value-type="float" office:value="61.1111111111111" calcext:value-type="float">
            <text:p>61,1111111111</text:p>
          </table:table-cell>
          <table:table-cell table:style-name="ce7" office:value-type="float" office:value="5.44" calcext:value-type="float">
            <text:p>5,44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5.98" calcext:value-type="float">
            <text:p>5,98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string" calcext:value-type="string">
            <text:p>PTE entrega de tarea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8" office:value-type="float" office:value="0.76" calcext:value-type="float">
            <text:p>0,7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03" calcext:value-type="float">
            <text:p>4,03</text:p>
          </table:table-cell>
          <table:table-cell table:style-name="ce8" office:value-type="float" office:value="3.46" calcext:value-type="float">
            <text:p>3,4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4.42" calcext:value-type="float">
            <text:p>4,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4.4" calcext:value-type="float">
            <text:p>4,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2.96" calcext:value-type="float">
            <text:p>2,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.56" calcext:value-type="float">
            <text:p>2,5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([.AP10]/18)*100" office:value-type="float" office:value="38.8888888888889" calcext:value-type="float">
            <text:p>38,8888888889</text:p>
          </table:table-cell>
          <table:table-cell table:style-name="ce7" office:value-type="float" office:value="3.32" calcext:value-type="float">
            <text:p>3,32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3.59" calcext:value-type="float">
            <text:p>3,59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string" calcext:value-type="string">
            <text:p>PTE entrega de tareas y recuperaciones de UT1, UT2 y UT3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8" office:value-type="float" office:value="2.64" calcext:value-type="float">
            <text:p>2,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.72" calcext:value-type="float">
            <text:p>4,72</text:p>
          </table:table-cell>
          <table:table-cell table:style-name="ce8" office:value-type="float" office:value="3.08" calcext:value-type="float">
            <text:p>3,08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4.72" calcext:value-type="float">
            <text:p>4,72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4.72" calcext:value-type="float">
            <text:p>4,7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.83" calcext:value-type="float">
            <text:p>4,83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4.7" calcext:value-type="float">
            <text:p>4,7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4.81" calcext:value-type="float">
            <text:p>4,8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5.21" calcext:value-type="float">
            <text:p>5,2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([.AP11]/18)*100" office:value-type="float" office:value="83.3333333333333" calcext:value-type="float">
            <text:p>83,3333333333</text:p>
          </table:table-cell>
          <table:table-cell table:style-name="ce7" office:value-type="float" office:value="7.74" calcext:value-type="float">
            <text:p>7,74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float" office:value="6.71" calcext:value-type="float">
            <text:p>6,71</text:p>
          </table:table-cell>
          <table:table-cell table:style-name="ce13" office:value-type="float" office:value="6" calcext:value-type="float">
            <text:p>6</text:p>
          </table:table-cell>
          <table:table-cell table:style-name="ce2" office:value-type="string" calcext:value-type="string">
            <text:p>Muy justo en las pruebas teóricas. No se las prepara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8" office:value-type="float" office:value="7.31" calcext:value-type="float">
            <text:p>7,31</text:p>
          </table:table-cell>
          <table:table-cell table:style-name="ce8" office:value-type="float" office:value="8.5" calcext:value-type="float">
            <text:p>8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8.5" calcext:value-type="float">
            <text:p>8,5</text:p>
          </table:table-cell>
          <table:table-cell table:style-name="ce8" office:value-type="float" office:value="8.56" calcext:value-type="float">
            <text:p>8,56</text:p>
          </table:table-cell>
          <table:table-cell table:style-name="ce8" office:value-type="float" office:value="9.5" calcext:value-type="float">
            <text:p>9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9.5" calcext:value-type="float">
            <text:p>9,5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5.56" calcext:value-type="float">
            <text:p>5,5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8.24" calcext:value-type="float">
            <text:p>8,2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.5" calcext:value-type="float">
            <text:p>7,5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([.AP12]/18)*100" office:value-type="float" office:value="100" calcext:value-type="float">
            <text:p>100</text:p>
          </table:table-cell>
          <table:table-cell table:style-name="ce7" office:value-type="float" office:value="8.97" calcext:value-type="float">
            <text:p>8,97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8.92" calcext:value-type="float">
            <text:p>8,92</text:p>
          </table:table-cell>
          <table:table-cell table:style-name="ce13" office:value-type="float" office:value="9" calcext:value-type="float">
            <text:p>9</text:p>
          </table:table-cell>
          <table:table-cell table:style-name="ce2"/>
          <table:table-cell table:number-columns-repeated="970"/>
        </table:table-row>
        <table:table-row table:style-name="ro2" table:number-rows-repeated="1048563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11-30">00/00/0000</text:date>, <text:time style:data-style-name="N2" text:time-value="17:14:19.93103753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 User</meta:initial-creator>
    <meta:creation-date>2016-11-30T17:11:21</meta:creation-date>
    <dc:date>2016-11-30T18:31:06.283515401</dc:date>
    <meta:editing-duration>PT1H5M35S</meta:editing-duration>
    <meta:editing-cycles>3</meta:editing-cycles>
    <meta:document-statistic meta:table-count="2" meta:cell-count="762" meta:object-count="0"/>
  </office:meta>
</office:document-meta>
</file>